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3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446.94pt" svg:y="0pt">
            <draw:object draw:notify-on-update-of-ranges="Sheet1.B1:Sheet1.B1 Sheet1.B2:Sheet1.B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error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0" calcext:value-type="float">
            <text:p>4010</text:p>
          </table:table-cell>
          <table:table-cell/>
          <table:table-cell office:value-type="float" office:value="5" calcext:value-type="float">
            <text:p>5</text:p>
          </table:table-cell>
          <table:table-cell table:formula="of:=([.D2]-[.D11])/[.D12]" office:value-type="float" office:value="-0.333333333333332" calcext:value-type="float">
            <text:p>-0.3333333333333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00" calcext:value-type="float">
            <text:p>2200</text:p>
          </table:table-cell>
          <table:table-cell/>
          <table:table-cell office:value-type="float" office:value="5" calcext:value-type="float">
            <text:p>5</text:p>
          </table:table-cell>
          <table:table-cell table:formula="of:=([.D3]-[.D11])/[.D12]" office:value-type="float" office:value="-0.333333333333332" calcext:value-type="float">
            <text:p>-0.3333333333333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float" office:value="5" calcext:value-type="float">
            <text:p>5</text:p>
          </table:table-cell>
          <table:table-cell table:formula="of:=([.D4]-[.D11])/[.D12]" office:value-type="float" office:value="-0.333333333333332" calcext:value-type="float">
            <text:p>-0.3333333333333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5" calcext:value-type="float">
            <text:p>5</text:p>
          </table:table-cell>
          <table:table-cell table:formula="of:=([.D5]-[.D13])/[.D14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46" calcext:value-type="float">
            <text:p>1046</text:p>
          </table:table-cell>
          <table:table-cell/>
          <table:table-cell office:value-type="float" office:value="5" calcext:value-type="float">
            <text:p>5</text:p>
          </table:table-cell>
          <table:table-cell table:formula="of:=([.D6]-[.D15])/[.D1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5" calcext:value-type="float">
            <text:p>905</text:p>
          </table:table-cell>
          <table:table-cell/>
          <table:table-cell office:value-type="float" office:value="5" calcext:value-type="float">
            <text:p>5</text:p>
          </table:table-cell>
          <table:table-cell table:formula="of:=([.D7]-[.D15])/[.D1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8" calcext:value-type="float">
            <text:p>768</text:p>
          </table:table-cell>
          <table:table-cell/>
          <table:table-cell office:value-type="float" office:value="5" calcext:value-type="float">
            <text:p>5</text:p>
          </table:table-cell>
          <table:table-cell table:formula="of:=([.D8]-[.D17])/[.D1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9" calcext:value-type="float">
            <text:p>749</text:p>
          </table:table-cell>
          <table:table-cell/>
          <table:table-cell office:value-type="float" office:value="5" calcext:value-type="float">
            <text:p>5</text:p>
          </table:table-cell>
          <table:table-cell table:formula="of:=([.D9]-[.D17])/[.D1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6" calcext:value-type="float">
            <text:p>6</text:p>
          </table:table-cell>
          <table:table-cell table:formula="of:=([.D10]-[.D11])/[.D12]" office:value-type="float" office:value="2.66666666666667" calcext:value-type="float">
            <text:p>2.6666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9" calcext:value-type="float">
            <text:p>559</text:p>
          </table:table-cell>
          <table:table-cell/>
          <table:table-cell table:formula="of:=AVERAGE([.D2:.D10])" office:value-type="float" office:value="5.11111111111111" calcext:value-type="float">
            <text:p>5.1111111111111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2" calcext:value-type="float">
            <text:p>542</text:p>
          </table:table-cell>
          <table:table-cell/>
          <table:table-cell table:formula="of:=STDEV([.D2:.D10])"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9" calcext:value-type="float">
            <text:p>539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6" calcext:value-type="float">
            <text:p>476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3" calcext:value-type="float">
            <text:p>45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9" calcext:value-type="float">
            <text:p>40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97" calcext:value-type="float">
            <text:p>39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6">00/00/0000</text:date>, <text:time style:data-style-name="N2" text:time-value="10:47:30.6244385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5:32:06.774942422</meta:creation-date>
    <dc:date>2018-06-06T17:30:53.617856085</dc:date>
    <meta:editing-duration>PT2H18M51S</meta:editing-duration>
    <meta:editing-cycles>3</meta:editing-cycles>
    <meta:generator>LibreOffice/6.0.3.2$Linux_X86_64 LibreOffice_project/00m0$Build-2</meta:generator>
    <meta:document-statistic meta:table-count="1" meta:cell-count="58" meta:object-count="1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68cm" svg:y="4.24cm" style:legend-expansion="high" chart:style-name="ch2"/>
        <chart:plot-area chart:style-name="ch3" table:cell-range-address="Sheet1.B1:Sheet1.B19" chart:data-source-has-labels="row" svg:x="0.32cm" svg:y="0.18cm" svg:width="13.328cm" svg:height="8.64cm">
          <chartooo:coordinate-region svg:x="1.312cm" svg:y="0.34cm" svg:width="12.149cm" svg:height="7.9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9" chart:label-cell-address="Sheet1.B1:Sheet1.B1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10">
                <text:p>4010</text:p>
                <draw:g>
                  <svg:desc>Sheet1.B2:Sheet1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7">
                <text:p>3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